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326in" style:rel-column-width="4094*"/>
    </style:style>
    <style:style style:name="Table1.D" style:family="table-column">
      <style:table-column-properties style:column-width="0.4326in" style:rel-column-width="4096*"/>
    </style:style>
    <style:style style:name="Table1.F" style:family="table-column">
      <style:table-column-properties style:column-width="0.4326in" style:rel-column-width="4095*"/>
    </style:style>
    <style:style style:name="Table1.K" style:family="table-column">
      <style:table-column-properties style:column-width="0.4326in" style:rel-column-width="4097*"/>
    </style:style>
    <style:style style:name="Table1.L" style:family="table-column">
      <style:table-column-properties style:column-width="0.4333in" style:rel-column-width="409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P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P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-color="#801900" draw:opacity="25%"/>
      <style:paragraph-properties fo:text-align="center"/>
      <style:text-properties fo:font-size="12pt"/>
    </style:style>
    <style:style style:name="P4" style:family="paragraph">
      <loext:graphic-properties draw:fill-color="#ff6600" draw:opacity="25%"/>
      <style:paragraph-properties fo:text-align="center"/>
      <style:text-properties fo:font-size="12pt"/>
    </style:style>
    <style:style style:name="P5" style:family="paragraph">
      <loext:graphic-properties draw:fill-color="#99ff66" draw:opacity="25%"/>
      <style:paragraph-properties fo:text-align="center"/>
      <style:text-properties fo:font-size="12pt"/>
    </style:style>
    <style:style style:name="P6" style:family="paragraph">
      <loext:graphic-properties draw:fill-color="#801900" draw:opacity="25%"/>
      <style:paragraph-properties fo:text-align="center" style:writing-mode="lr-tb"/>
      <style:text-properties fo:font-size="12pt"/>
    </style:style>
    <style:style style:name="P7" style:family="paragraph">
      <loext:graphic-properties draw:fill-color="#801900"/>
      <style:paragraph-properties fo:text-align="center"/>
      <style:text-properties fo:font-size="12pt"/>
    </style:style>
    <style:style style:name="P8" style:family="paragraph">
      <loext:graphic-properties draw:fill-color="#99ff66"/>
      <style:paragraph-properties fo:text-align="center"/>
      <style:text-properties fo:font-size="12pt"/>
    </style:style>
    <style:style style:name="P9" style:family="paragraph">
      <loext:graphic-properties draw:fill-color="#ff6600"/>
      <style:paragraph-properties fo:text-align="center"/>
      <style:text-properties fo:font-size="12pt"/>
    </style:style>
    <style:style style:name="P10" style:family="paragraph">
      <loext:graphic-properties draw:fill-color="#801900"/>
      <style:paragraph-properties fo:text-align="center" style:writing-mode="lr-tb"/>
      <style:text-properties fo:font-size="12pt"/>
    </style:style>
    <style:style style:name="gr1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6600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99ff66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801900" draw:opacity="25%" draw:textarea-horizontal-align="justify" draw:textarea-vertical-align="middle" draw:auto-grow-height="false" fo:min-height="0.1362in" fo:min-width="0.1362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801900" draw:opacity="25%" draw:textarea-horizontal-align="justify" draw:textarea-vertical-align="middle" draw:auto-grow-height="false" fo:min-height="0.1335in" fo:min-width="0.1335in" draw:shadow-opacity="25%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ff6600" draw:opacity="25%" draw:textarea-horizontal-align="justify" draw:textarea-vertical-align="middle" draw:auto-grow-height="false" fo:min-height="0.1417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8019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99ff66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ff6600" draw:textarea-horizontal-align="justify" draw:textarea-vertical-align="middle" draw:auto-grow-height="false" fo:min-height="0.1346in" fo:min-width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ff66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801900" draw:textarea-horizontal-align="justify" draw:textarea-vertical-align="middle" draw:auto-grow-height="false" fo:min-height="0.1335in" fo:min-width="0.1335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fill-color="#99ff66" draw:textarea-horizontal-align="justify" draw:textarea-vertical-align="middle" draw:auto-grow-height="false" fo:min-height="0.1346in" fo:min-width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-color="#99ff66" draw:textarea-horizontal-align="justify" draw:textarea-vertical-align="middle" draw:auto-grow-height="false" fo:min-height="0.1374in" fo:min-width="0.1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7" draw:name="Shape 44" draw:style-name="gr1" draw:text-style-name="P3" svg:width="0.1343in" svg:height="0.1343in" svg:x="0.6102in" svg:y="0.4118in"><text:p/><draw:enhanced-geometry svg:viewBox="0 0 21600 21600" draw:type="rectangle" draw:enhanced-path="M 0 0 L 21600 0 21600 21600 0 21600 0 0 Z N"/></draw:custom-shape><draw:custom-shape text:anchor-type="paragraph" draw:z-index="11" draw:name="Shape 48" draw:style-name="gr4" draw:text-style-name="P3" svg:width="0.1362in" svg:height="0.1362in" svg:x="5.7874in" svg:y="0.4138in"><text:p/><draw:enhanced-geometry svg:viewBox="0 0 21600 21600" draw:type="rectangle" draw:enhanced-path="M 0 0 L 21600 0 21600 21600 0 21600 0 0 Z N"/></draw:custom-shape><draw:custom-shape text:anchor-type="paragraph" draw:z-index="15" draw:name="Shape 4" draw:style-name="gr7" draw:text-style-name="P4" svg:width="0.135in" svg:height="0.1421in" svg:x="1.8945in" svg:y="0.4071in"><text:p/><draw:enhanced-geometry svg:viewBox="0 0 21600 21600" draw:type="rectangle" draw:enhanced-path="M 0 0 L 21600 0 21600 21600 0 21600 0 0 Z N"/></draw:custom-shape><draw:custom-shape text:anchor-type="paragraph" draw:z-index="16" draw:name="Shape 5" draw:style-name="gr3" draw:text-style-name="P5" svg:width="0.135in" svg:height="0.135in" svg:x="3.6146in" svg:y="0.4244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3"/>
        <table:table-column table:style-name="Table1.D" table:number-columns-repeated="2"/>
        <table:table-column table:style-name="Table1.F"/>
        <table:table-column table:style-name="Table1.A"/>
        <table:table-column table:style-name="Table1.D" table:number-columns-repeated="2"/>
        <table:table-column table:style-name="Table1.F"/>
        <table:table-column table:style-name="Table1.K"/>
        <table:table-column table:style-name="Table1.L" table:number-columns-repeated="3"/>
        <table:table-column table:style-name="Table1.K" table:number-columns-repeated="2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4" draw:name="Shape 71" draw:style-name="gr14" draw:text-style-name="P8" svg:width="0.1378in" svg:height="0.1378in" svg:x="0.1283in" svg:y="0.1571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2" draw:name="Shape 69" draw:style-name="gr8" draw:text-style-name="P7" svg:width="0.1335in" svg:height="0.1335in" svg:x="0.1165in" svg:y="0.1634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9" draw:name="Shape 46" draw:style-name="gr11" draw:text-style-name="P9" svg:width="0.1335in" svg:height="0.1335in" svg:x="0.1146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2" draw:name="Shape 1" draw:style-name="gr9" draw:text-style-name="P8" svg:width="0.1335in" svg:height="0.1335in" svg:x="0.1209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P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7" draw:style-name="gr11" draw:text-style-name="P9" svg:width="0.1335in" svg:height="0.1335in" svg:x="0.1283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6" draw:name="Shape 73" draw:style-name="gr13" draw:text-style-name="P8" svg:width="0.135in" svg:height="0.135in" svg:x="0.102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8" draw:name="Shape 45" draw:style-name="gr12" draw:text-style-name="P10" svg:width="0.1335in" svg:height="0.1335in" svg:x="0.1291in" svg:y="0.156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47" draw:style-name="gr10" draw:text-style-name="P9" svg:width="0.135in" svg:height="0.135in" svg:x="0.122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5" draw:name="Shape 72" draw:style-name="gr8" draw:text-style-name="P7" svg:width="0.1335in" svg:height="0.1335in" svg:x="0.128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" draw:name="Shape 70" draw:style-name="gr10" draw:text-style-name="P9" svg:width="0.135in" svg:height="0.135in" svg:x="0.1236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" draw:name="Shape 68" draw:style-name="gr9" draw:text-style-name="P8" svg:width="0.1335in" svg:height="0.1335in" svg:x="0.1311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><draw:custom-shape text:anchor-type="paragraph" draw:z-index="13" draw:name="Shape 2" draw:style-name="gr8" draw:text-style-name="P7" svg:width="0.1335in" svg:height="0.1335in" svg:x="0.1319in" svg:y="0.1665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4" draw:name="Shape 3" draw:style-name="gr3" draw:text-style-name="P5" svg:width="0.135in" svg:height="0.135in" svg:x="0.1319in" svg:y="0.175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7" draw:name="Shape 8" draw:style-name="gr6" draw:text-style-name="P6" svg:width="0.1335in" svg:height="0.1335in" svg:x="0.1244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8" draw:name="Shape 7" draw:style-name="gr5" draw:text-style-name="P4" svg:width="0.1335in" svg:height="0.1335in" svg:x="0.1102in" svg:y="0.175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><draw:custom-shape text:anchor-type="paragraph" draw:z-index="19" draw:name="Shape 9" draw:style-name="gr3" draw:text-style-name="P5" svg:width="0.135in" svg:height="0.135in" svg:x="0.1374in" svg:y="0.1689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3" draw:name="Shape 13" draw:style-name="gr1" draw:text-style-name="P3" svg:width="0.1343in" svg:height="0.1343in" svg:x="0.1075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2" draw:name="Shape 12" draw:style-name="gr2" draw:text-style-name="P4" svg:width="0.135in" svg:height="0.135in" svg:x="0.1118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1" draw:name="Shape 11" draw:style-name="gr3" draw:text-style-name="P5" svg:width="0.135in" svg:height="0.135in" svg:x="0.1209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0" draw:name="Shape 10" draw:style-name="gr4" draw:text-style-name="P3" svg:width="0.1362in" svg:height="0.1362in" svg:x="0.1256in" svg:y="0.159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5T20:39:54.824913519</dc:date>
    <meta:editing-duration>PT2H22M20S</meta:editing-duration>
    <meta:editing-cycles>8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